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1" svg:font-family="Tahoma"/>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3">
      <style:text-properties style:font-name="DejaVu Sans"/>
    </style:style>
    <style:style style:name="P2" style:family="paragraph" style:parent-style-name="Heading_20_1">
      <style:text-properties style:font-name="DejaVu Sans"/>
    </style:style>
    <style:style style:name="P3" style:family="paragraph" style:parent-style-name="Text_20_body">
      <style:text-properties style:font-name="DejaVu Serif"/>
    </style:style>
    <style:style style:name="P4" style:family="paragraph" style:parent-style-name="Text_20_body">
      <style:paragraph-properties fo:text-align="justify" style:justify-single-word="false"/>
      <style:text-properties style:font-name="DejaVu Serif"/>
    </style:style>
    <style:style style:name="P5" style:family="paragraph" style:parent-style-name="Text_20_body">
      <style:paragraph-properties fo:text-align="justify" style:justify-single-word="false"/>
    </style:style>
    <style:style style:name="T1" style:family="text">
      <style:text-properties style:font-name="DejaVu Serif"/>
    </style:style>
    <style:style style:name="T2" style:family="text">
      <style:text-properties style:font-name="DejaVu Serif"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rminologija.org.mk &amp; CollaboDict – колаборативен развој на речници</text:h>
      <text:p text:style-name="P4">Во многу проекти за локализација на слободен (и неслободен) софтвер секогаш е корисно прво да се направи речник кој ќе ги содржи најчесто употребуваните зборови, со цел сите тие кои ќе преведуваат да ги користат исите преводи, со што на крај би се добил унифициран локализиран производ. </text:p>
      <text:p text:style-name="P4">Предностите на ова се очигледни. Дури и преведувачите да одберат погрешен збор од мајчиниот јазик за превод на некој англиски збор, сепак ако преводот е воедначен во сите датотеки, подоцна истиот може да се поправи со едноставна замена, наместо сите различни зборови да се пронаоѓаат поединечно.</text:p>
      <text:p text:style-name="P4">Но, постоењето на речник исто така значи дека во јазикот може да отпочне градење на некаков стандард за компјутерската терминологија која секојдневно се дополнува со нови зборови од англискиот јазик.</text:p>
      <text:h text:style-name="P1" text:outline-level="3">Развој на речници</text:h>
      <text:p text:style-name="P4">Прашањето што се поставува(ше) е како колаборативно да се развие еден таков речник. Како во составувањето на речникот да учествуваат што е можно повеќе луѓе и да се разменат мислења за да се изнајдат најдобрите решенија?</text:p>
      <text:p text:style-name="P4">Вообичаено списокот на најчесто употребуваните зборови беа чувани во канцелариски датотеки кои, барем пред појавата на GoogleDocs, не можеа да бидат уредувани од повеќе корисници истовремено.</text:p>
      <text:p text:style-name="P4">Токму со овој проблем се соочи македонскиот тим за локализација на OpenOffice.org 2.0 и во тоа време се роди идејата за правење на некаков систем за градење на речници.</text:p>
      <text:p text:style-name="P4">Фондацијата Метаморфозис финансиски застана зад создавањето на софтверот и, после неколку неуспешни програмерски обиди, првата верзија на софтверот се појави на sourceforge.net на 30 декември 2007 година. </text:p>
      <text:h text:style-name="P1" text:outline-level="3">CollaboDict</text:h>
      <text:p text:style-name="P4">CollaboDict е името на софтверот на македонските програмери Данко Илиќ и Елена Игнатова кој може да користи за колаборативно уредување на речници на Интернет. Софтверот е напишан во PHP и издаден под GNU GPL верзија 2. </text:p>
      <text:p text:style-name="P4">CollaboDict овозможува колаборативно создавање на речници, и тоа од страна на отворена и затворена група на корисници. Замислата е речниците да се создаваат на демократски начин и истисте да бидат достапни под некоја од лиценците на CreativeCommons. Софтверот овозможува дискусии и гласање, со цел на крајот да се одбере токму преводот кој најдобро соодветствува за дадениот збор и/или контекст. Исто така може да се креираат и групи на корисници експерти или обични корисници кои имаат различни привилегии и овластувања во <text:soft-page-break/>врска со преведувањето на зборовите. </text:p>
      <text:p text:style-name="P4">Софтверот лесно може да се локализра бидејќи користи gettext и има достапно PO/POT датотеки. Ова се разбира е корисно за сите оние кои сакаат да отворат сервис за развој на речници во своето говорно подрачје.</text:p>
      <text:h text:style-name="P1" text:outline-level="3">Terminologija.org.mk</text:h>
      <text:p text:style-name="P5"><text:span text:style-name="T1">Terminologija.org.mk е првата инкарнација на овој софтвер овозможена од Фондацијата Метаморфозис. Веб страницата е дефинирана како: „</text:span><text:span text:style-name="T2">Складиште на речници и место за развој на (нова) терминологија или речници по пат на соработка“.</text:span><text:span text:style-name="T1"> Моментално terminologija.org.mk брои 10 речници и повеќе од 100.000 преводи.</text:span></text:p>
      <text:p text:style-name="P4">На страницата покрај речник за превод на KDE и информатички речник за македонски јазик, што е и дел од основната намена на terminologija.org.mk, веќе има Англиско-Српски и Српскохрватски-Македонски речник.</text:p>
      <text:p text:style-name="P4">Местото функционира вообичаено како и повеќето други на Интернет. Потребно е регистрирање, поставување на речници за кои се интересира корисникот и сл.</text:p>
      <text:p text:style-name="P4">Страницата е достапна на македонски и англиски јазик. Претпоставувам дека додавањето на други јазици не би требало да претставува проблем штом би се изработиле преводи. Луѓето кои стојат зад проектот се отворени за соработка.</text:p>
      <text:h text:style-name="P1" text:outline-level="3">Што понатаму со развојот на проблематичната компјутерска терминологија?</text:h>
      <text:p text:style-name="P4">Иако потенцијалите на еден ваков сервис се големи, за жал, страницата сѐ уште нема стекнато доволно популарност во Македонија. Во моментот на пишување на овој текст таму има само 24 корисници.</text:p>
      <text:p text:style-name="P4">Во Македонија сѐ уште недостасува желба на оние на кои јазикот им е професија да се приклучат поактивно во овој процес, макар тоа и да го прават во слободното време со неколку зборови дневно. Така на Интернет сѐ уште нема комплетни речници со некаква стандардизирана терминологија кои се јавно достапни и кои можат да служат како база за понатамошно преведување на слободен софтвер со истовремено следење на стандардите. Во меѓувреме, иако не поврзано со темата овде, се научните работници кај нас работат на одредени стандардизации кои не се јавно достапни и се користат исклучиво за потребите на одредени компании.</text:p>
      <text:p text:style-name="P4">Останува да се надеваме дека terminologija.org.mk ќе заживее и дека ќе ја користат сѐ поголем број на луѓе од различни професии, кои ќе придонесат со различни знаења за да се создадат стандарди до кои јавноста ќе има пристап. </text:p>
      <text:p text:style-name="P4">Исто така, сервисот е достапен за сите оние кои сакаат да развиваат речници за свои потреби. Па повелете! </text:p>
      <text:h text:style-name="P1" text:outline-level="3"><text:soft-page-break/>Корисни врски:</text:h>
      <text:p text:style-name="P3"><text:a xlink:type="simple" xlink:href="http://terminologija.org.mk/">http://terminologija.org.mk/</text:a>, <text:a xlink:type="simple" xlink:href="http://sourceforge.net/projects/collabodict">http://sourceforge.net/projects/collabodict</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1" svg:font-family="Tahoma"/>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mk" style:country-asian="MK" style:font-size-complex="12pt" style:language-complex="mk" style:country-complex="MK"/>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mk" style:country-asian="MK" style:font-name-complex="Tahoma" style:font-size-complex="12pt" style:language-complex="mk" style:country-complex="M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1" style:font-size-asian="14pt" style:font-name-complex="Tahoma" style:font-size-complex="14pt"/>
    </style:style>
    <style:style style:name="List" style:family="paragraph" style:parent-style-name="Text_20_body" style:class="list">
      <style:text-properties style:font-name-complex="Tahoma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Tahoma" style:font-size-complex="14pt"/>
    </style:style>
    <style:style style:name="Title" style:family="paragraph" style:parent-style-name="Standard" style:class="chapter">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er"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Новица Наков</meta:initial-creator>
    <meta:creation-date>2007-09-10T10:15:10</meta:creation-date>
    <dc:date>2008-05-01T01:25:17</dc:date>
    <dc:language>en-GB</dc:language>
    <meta:editing-cycles>21</meta:editing-cycles>
    <meta:editing-duration>PT4H33M12S</meta:editing-duration>
    <meta:user-defined meta:name="Info 1"/>
    <meta:user-defined meta:name="Info 2"/>
    <meta:user-defined meta:name="Info 3"/>
    <meta:user-defined meta:name="Info 4"/>
    <meta:document-statistic meta:table-count="0" meta:image-count="0" meta:object-count="0" meta:page-count="3" meta:paragraph-count="25" meta:word-count="742" meta:character-count="4856"/>
  </office:meta>
</office:document-meta>
</file>